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style:font-name="Calibri" fo:font-size="14pt" fo:font-weight="normal" officeooo:paragraph-rsid="000ba839" style:font-size-asian="14pt" style:font-size-complex="14pt"/>
    </style:style>
    <style:style style:name="P2" style:family="paragraph" style:parent-style-name="Standard">
      <style:text-properties fo:font-size="14pt" fo:font-weight="bold" officeooo:rsid="000ba839" officeooo:paragraph-rsid="000ba83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italic" fo:font-weight="bold" officeooo:rsid="00154364" officeooo:paragraph-rsid="00154364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>
      <style:text-properties style:font-name="Calibri" fo:font-size="14pt" style:font-size-asian="14pt" style:font-size-complex="14pt"/>
    </style:style>
    <style:style style:name="P5" style:family="paragraph" style:parent-style-name="Text_20_body">
      <style:text-properties style:font-name="Calibri" fo:font-size="14pt" officeooo:paragraph-rsid="000ba839" style:font-size-asian="14pt" style:font-size-complex="14pt"/>
    </style:style>
    <style:style style:name="P6" style:family="paragraph" style:parent-style-name="Text_20_body">
      <style:text-properties style:font-name="Calibri" fo:font-size="14pt" fo:font-weight="bold" officeooo:paragraph-rsid="00154364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libri" fo:font-size="14pt" fo:font-weight="bold" officeooo:rsid="0018d8d9" officeooo:paragraph-rsid="0018d8d9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Calibri" fo:font-size="14pt" fo:font-style="italic" fo:font-weight="bold" officeooo:rsid="00154364" officeooo:paragraph-rsid="00154364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style:font-name="Calibri" fo:font-size="14pt" fo:font-style="italic" fo:font-weight="bold" officeooo:rsid="001a3559" officeooo:paragraph-rsid="001a3559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style:font-name="Calibri" fo:font-size="14pt" fo:font-style="italic" fo:font-weight="bold" officeooo:rsid="001c9ff3" officeooo:paragraph-rsid="001c9ff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style:font-name="Calibri" fo:font-size="14pt" fo:font-style="normal" fo:font-weight="bold" officeooo:rsid="00154364" officeooo:paragraph-rsid="00154364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text-properties style:font-name="Calibri" fo:font-size="14pt" fo:font-style="normal" fo:font-weight="bold" officeooo:rsid="0016dffb" officeooo:paragraph-rsid="0016dff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text-properties style:font-name="Calibri" fo:font-size="14pt" fo:font-style="normal" fo:font-weight="bold" officeooo:rsid="0018d8d9" officeooo:paragraph-rsid="0018d8d9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text-properties style:font-name="Calibri" fo:font-size="14pt" fo:font-style="normal" fo:font-weight="bold" officeooo:rsid="001a3559" officeooo:paragraph-rsid="001a355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text-properties style:font-name="Calibri" fo:font-size="14pt" fo:font-style="normal" fo:font-weight="bold" officeooo:rsid="001c269d" officeooo:paragraph-rsid="001c269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text-properties style:font-name="Calibri" fo:font-size="14pt" fo:font-style="normal" fo:font-weight="bold" officeooo:rsid="001c9ff3" officeooo:paragraph-rsid="001c9ff3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text-properties fo:font-size="14pt" officeooo:paragraph-rsid="000ba839" style:font-size-asian="14pt" style:font-size-complex="14pt"/>
    </style:style>
    <style:style style:name="P18" style:family="paragraph" style:parent-style-name="Text_20_body">
      <style:text-properties fo:font-size="14pt" officeooo:paragraph-rsid="000cd811" style:font-size-asian="14pt" style:font-size-complex="14pt"/>
    </style:style>
    <style:style style:name="P19" style:family="paragraph" style:parent-style-name="Text_20_body">
      <style:text-properties fo:font-size="14pt" fo:font-weight="bold" officeooo:rsid="000ba839" officeooo:paragraph-rsid="000ba839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rsid="000e88ae" officeooo:paragraph-rsid="000e88ae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0fbc6b" officeooo:paragraph-rsid="000fbc6b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117ca1" officeooo:paragraph-rsid="00117ca1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119975" officeooo:paragraph-rsid="00119975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11bb6e" officeooo:paragraph-rsid="0011bb6e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normal" officeooo:rsid="000c98b2" officeooo:paragraph-rsid="000c98b2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normal" officeooo:rsid="000c98b2" officeooo:paragraph-rsid="000cd811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00e88ae" officeooo:paragraph-rsid="000e88ae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ba839"/>
    </style:style>
    <style:style style:name="T4" style:family="text">
      <style:text-properties fo:font-variant="normal" fo:text-transform="none" fo:color="#000000" loext:opacity="100%" style:font-name="Calibri" fo:letter-spacing="normal" fo:font-style="normal"/>
    </style:style>
    <style:style style:name="T5" style:family="text">
      <style:text-properties fo:font-variant="normal" fo:text-transform="none" fo:color="#000000" loext:opacity="100%" style:font-name="Calibri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alibri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Calibri" fo:letter-spacing="normal" fo:font-style="normal" fo:font-weight="normal" officeooo:rsid="000c98b2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Calibri" fo:letter-spacing="normal" fo:font-style="normal" fo:font-weight="normal" officeooo:rsid="000e88a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Calibri" fo:letter-spacing="normal" fo:font-style="normal" fo:font-weight="normal" officeooo:rsid="000fafa9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Calibri" fo:letter-spacing="normal" fo:font-style="normal" officeooo:rsid="000cd811"/>
    </style:style>
    <style:style style:name="T11" style:family="text">
      <style:text-properties officeooo:rsid="000ba839" style:font-weight-asian="normal" style:font-weight-complex="normal"/>
    </style:style>
    <style:style style:name="T12" style:family="text">
      <style:text-properties style:font-name="Calibri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1bb6e" style:font-weight-asian="normal" style:font-weight-complex="normal"/>
    </style:style>
    <style:style style:name="T15" style:family="text">
      <style:text-properties fo:font-weight="normal" officeooo:rsid="00136a19" style:font-weight-asian="normal" style:font-weight-complex="normal"/>
    </style:style>
    <style:style style:name="T16" style:family="text">
      <style:text-properties fo:font-weight="normal" officeooo:rsid="00154364" style:font-weight-asian="normal" style:font-weight-complex="normal"/>
    </style:style>
    <style:style style:name="T17" style:family="text">
      <style:text-properties officeooo:rsid="0011bb6e"/>
    </style:style>
    <style:style style:name="T18" style:family="text">
      <style:text-properties officeooo:rsid="0018d8d9"/>
    </style:style>
    <style:style style:name="T19" style:family="text">
      <style:text-properties officeooo:rsid="001a3559"/>
    </style:style>
    <text:list-style style:name="L1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VERVIEW</text:p>
      <text:p text:style-name="P2">1. services provided by OS?</text:p>
      <text:p text:style-name="P1"><text:span text:style-name="T11">-</text:span><text:span text:style-name="T1">Program creation</text:span></text:p>
      <text:p text:style-name="P4">-<text:span text:style-name="T2">Program execution</text:span></text:p>
      <text:p text:style-name="P4"><text:span text:style-name="T2">-Control </text:span><text:span text:style-name="T3">hardware </text:span><text:span text:style-name="T2">Input/output devices</text:span></text:p>
      <text:p text:style-name="P4">-<text:span text:style-name="T2">Communication &gt; </text:span><text:span text:style-name="T3">exchange of data and programs</text:span></text:p>
      <text:p text:style-name="P4">-<text:span text:style-name="T2">Security and Protection</text:span></text:p>
      <text:p text:style-name="P4">-<text:span text:style-name="T2">Error Detection and Response</text:span></text:p>
      <text:p text:style-name="P5">-<text:span text:style-name="T2">Accounting &gt; </text:span><text:span text:style-name="T3">records and logs</text:span></text:p>
      <text:p text:style-name="P17"><text:span text:style-name="T12">-</text:span><text:span text:style-name="T5">File Management</text:span></text:p>
      <text:p text:style-name="P19"><text:span text:style-name="T4">2.types of OS?</text:span></text:p>
      <text:p text:style-name="P25"><text:span text:style-name="T4">Batched OS – multi user targeted – batches similar jobs into queue </text:span></text:p>
      <text:p text:style-name="P18"><text:span text:style-name="T7">Time sharing OS – computer resources are allocated in a time-dependent </text:span><text:span text:style-name="T8">fashion</text:span></text:p>
      <text:p text:style-name="P25"><text:span text:style-name="T4">Distributed OS</text:span></text:p>
      <text:p text:style-name="P25"><text:span text:style-name="T4">Network OS – </text:span><text:span text:style-name="T10">connects multiple devices and computers on a network </text:span></text:p>
      <text:p text:style-name="P26"><text:span text:style-name="T4">Real time OS – large number of events, mostly external to the computer system, </text:span><text:span text:style-name="T10">processed</text:span></text:p>
      <text:p text:style-name="P25"><text:span text:style-name="T10"><text:s/>within a deadline</text:span></text:p>
      <text:p text:style-name="P20"><text:span text:style-name="T10">3. </text:span><text:span text:style-name="T4">RAM VS ROM</text:span></text:p>
      <text:p text:style-name="P27"><text:span text:style-name="T4"><text:s/>refreshing includes reading and rewriting the data</text:span></text:p>
      <text:p text:style-name="P20"><text:span text:style-name="T4">DRAM – </text:span><text:span text:style-name="T6">to not to lose data, </text:span><text:span text:style-name="T9">dynamically</text:span><text:span text:style-name="T6"> refresh</text:span><text:span text:style-name="T9">ed</text:span><text:span text:style-name="T6">, </text:span><text:span text:style-name="T9">cheap</text:span></text:p>
      <text:p text:style-name="P20"><text:span text:style-name="T4">SRAM</text:span><text:span text:style-name="T6"> – it is faster, less power needed, but expensive. Refresh needed?. </text:span><text:span text:style-name="T9">Used as cache memory</text:span></text:p>
      <text:p text:style-name="P20"><text:span text:style-name="T9"><text:s/>for CPU, such as L3, L4.</text:span></text:p>
      <text:p text:style-name="P20"><text:span text:style-name="T4">Synchronous Dynamic RAM – </text:span><text:span text:style-name="T6">runs at high clock speeds</text:span></text:p>
      <text:p text:style-name="P20"><text:span text:style-name="T4"><text:s/>DDR – </text:span><text:span text:style-name="T6">double data rate provide, can send and receive signals twice per clock</text:span></text:p>
      <text:p text:style-name="P21"><text:span text:style-name="T4">Virtualization – </text:span><text:span text:style-name="T6">simulating hardware and representing a separate machine</text:span></text:p>
      <text:p text:style-name="P21"><text:span text:style-name="T4">Containerization – </text:span><text:span text:style-name="T6">simulates the OS holding some data</text:span></text:p>
      <text:p text:style-name="P21"><text:span text:style-name="T6"/></text:p>
      <text:p text:style-name="P22"><text:soft-page-break/><text:span text:style-name="T4">BIOS – </text:span><text:span text:style-name="T6">basic input output system, ensures pc hardware and boots OS</text:span></text:p>
      <text:p text:style-name="P23"><text:span text:style-name="T4">UEFI –</text:span><text:span text:style-name="T6"> connects computer firmware to its OS, latest and compatible with</text:span></text:p>
      <text:p text:style-name="P23"><text:span text:style-name="T6">high data.</text:span></text:p>
      <text:p text:style-name="P23"><text:span text:style-name="T4">MGR</text:span></text:p>
      <text:p text:style-name="P23"><text:span text:style-name="T4">GPT</text:span></text:p>
      <text:p text:style-name="P23"><text:span text:style-name="T4">Compiler</text:span></text:p>
      <text:p text:style-name="P23"><text:span text:style-name="T4">Loader</text:span></text:p>
      <text:p text:style-name="P23"><text:span text:style-name="T4">Assembler</text:span></text:p>
      <text:p text:style-name="P23"><text:span text:style-name="T4">Interpreter</text:span></text:p>
      <text:p text:style-name="P23"><text:span text:style-name="T4">System calls</text:span></text:p>
      <text:p text:style-name="P24"><text:span text:style-name="T4">API</text:span></text:p>
      <text:p text:style-name="P24"><text:span text:style-name="T4">Kernel</text:span></text:p>
      <text:p text:style-name="P24"><text:span text:style-name="T4">Shell </text:span></text:p>
      <text:p text:style-name="P24"><text:span text:style-name="T4">JVM</text:span></text:p>
      <text:p text:style-name="P24"><text:span text:style-name="T4">Booting</text:span></text:p>
      <text:p text:style-name="P24"><text:span text:style-name="T4">Multiprogramming</text:span></text:p>
      <text:p text:style-name="P24"><text:span text:style-name="T4">Multiprocessing</text:span></text:p>
      <text:p text:style-name="P24"><text:span text:style-name="T4">Multitasking</text:span></text:p>
      <text:p text:style-name="P24"><text:span text:style-name="T4">Multithreading</text:span></text:p>
      <text:p text:style-name="P24"><text:span text:style-name="T4">Monolithic kernel –</text:span><text:span text:style-name="T6"> a single large process running in a single address space</text:span></text:p>
      <text:p text:style-name="P4">All kernel services exist and execute in the kernel address space. The kernel can invoke functions directly. <text:span text:style-name="T17">Ex Linux</text:span></text:p>
      <text:p text:style-name="P6"><text:s/><text:span text:style-name="T17">Microkernels –</text:span><text:span text:style-name="T14"> kernel is splitted into separate servers/processes </text:span><text:span text:style-name="T15">run in kernal space user space, communicate in IPC interprocess comm. Ex mac os X</text:span></text:p>
      <text:p text:style-name="P6"><text:span text:style-name="T16">computer turn on</text:span><text:span text:style-name="T15"> </text:span></text:p>
      <text:p text:style-name="P6"><text:span text:style-name="T15"/></text:p>
      <text:p text:style-name="P7"><text:span text:style-name="T13"/></text:p>
      <text:p text:style-name="P6"><text:span text:style-name="T15"/></text:p>
      <text:p text:style-name="P8"><text:soft-page-break/>PROCESS CONCEPT<text:span text:style-name="T19">S</text:span></text:p>
      <text:p text:style-name="P11">P<text:span text:style-name="T18">rocess vs Program</text:span></text:p>
      <text:p text:style-name="P13">Process</text:p>
      <text:p text:style-name="P12">P<text:span text:style-name="T18">rocess control block PCB</text:span></text:p>
      <text:p text:style-name="P13">Process in memory</text:p>
      <text:p text:style-name="P14">Process vs threads</text:p>
      <text:p text:style-name="P14">Context Switch</text:p>
      <text:p text:style-name="P14">cpu bound vs i/o bound processes</text:p>
      <text:p text:style-name="P14">IPC , by shared memory n message passing</text:p>
      <text:p text:style-name="P14">Pipe</text:p>
      <text:p text:style-name="P14">Zombie process</text:p>
      <text:p text:style-name="P14"/>
      <text:p text:style-name="P14"/>
      <text:p text:style-name="P14"/>
      <text:p text:style-name="P9">THREAD CONCEPTS</text:p>
      <text:p text:style-name="P14">Thread</text:p>
      <text:p text:style-name="P15">Threading models</text:p>
      <text:p text:style-name="P15">optimal no. Of threads for a process</text:p>
      <text:p text:style-name="P15">effect of multiple cores on threads</text:p>
      <text:p text:style-name="P15">Static variables</text:p>
      <text:p text:style-name="P15"/>
      <text:p text:style-name="P10">PROCESS SCHEDULING</text:p>
      <text:p text:style-name="P16">Intro</text:p>
      <text:p text:style-name="P16">scheduling queue</text:p>
      <text:p text:style-name="P16">scheduler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20:02:56.793000000</meta:creation-date>
    <dc:date>2022-04-09T19:24:20.094000000</dc:date>
    <meta:editing-duration>PT21M4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70" meta:word-count="323" meta:character-count="2104" meta:non-whitespace-character-count="1827"/>
  </office:meta>
</office:document-meta>
</file>